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4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5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6.288cm" svg:height="8.998cm" svg:x="16.095cm" svg:y="4.806cm">
            <draw:object draw:notify-on-update-of-ranges="Feuille1.A1:Feuille1.A10 Feuille1.B1:Feuille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3"/>
        <table:table-row table:style-name="ro1">
          <table:table-cell office:value-type="string" calcext:value-type="string">
            <text:p>Bayard Jeuness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achette Jeunesse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Gallimard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Bayard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Fleurus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ce2" office:value-type="string" calcext:value-type="string">
            <text:p>Actes Sud</text:p>
          </table:table-cell>
          <table:table-cell table:style-name="ce4"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Hachette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Albin Michel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Flammarion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Seuil</text:p>
          </table:table-cell>
          <table:table-cell table:style-name="ce5" office:value-type="float" office:value="340" calcext:value-type="float">
            <text:p>3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8">00/00/0000</text:date>, <text:time style:data-style-name="N2" text:time-value="14:21:46.4698682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7:33:55.924167233</meta:creation-date>
    <dc:date>2025-03-25T17:39:05.544916407</dc:date>
    <meta:editing-duration>PT5M10S</meta:editing-duration>
    <meta:editing-cycles>1</meta:editing-cycles>
    <meta:generator>LibreOffice/24.2.7.2$Linux_X86_64 LibreOffice_project/420$Build-2</meta:generator>
    <meta:document-statistic meta:table-count="1" meta:cell-count="2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289cm" svg:height="8.999cm" xlink:href=".." xlink:type="simple" chart:class="chart:bar" chart:style-name="ch1">
        <chart:title svg:x="2.822cm" svg:y="0.315cm" chart:style-name="ch2">
          <text:p>Dix éditeurs les plus importants en nombre d'auteurs</text:p>
        </chart:title>
        <chart:legend chart:legend-position="end" svg:x="15.593cm" svg:y="5.195cm" style:legend-expansion="custom" svg:width="0.434cm" svg:height="0.404cm" style:legend-expansion-aspect-ratio="1.07425742574257" chart:style-name="ch3"/>
        <chart:plot-area chart:style-name="ch4" table:cell-range-address="Feuille1.A1:Feuille1.B10" chart:data-source-has-labels="column" svg:x="0.097cm" svg:y="1.093cm" svg:width="15.763cm" svg:height="7.316cm">
          <chart:coordinate-region svg:x="2.994cm" svg:y="1.093cm" svg:width="12.586cm" svg:height="6.669cm"/>
          <chart:axis chart:dimension="x" chart:name="primary-x" chart:style-name="ch5" chartooo:axis-type="auto">
            <chartooo:date-scale/>
            <chart:categories table:cell-range-address="Feuille1.A1:Feuille1.A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B1:Feuille1.B10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Bayard Jeunesse</text:p>
                <draw:g>
                  <svg:desc>Feuille1.A1:Feuille1.A10</svg:desc>
                </draw:g>
              </table:table-cell>
              <table:table-cell office:value-type="float" office:value="49">
                <text:p>49</text:p>
                <draw:g>
                  <svg:desc>Feuille1.B1:Feuille1.B10</svg:desc>
                </draw:g>
              </table:table-cell>
            </table:table-row>
            <table:table-row>
              <table:table-cell office:value-type="string">
                <text:p>Hachette Jeunesse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Gallimard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Bayard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Fleurus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Actes Sud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Hachette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Albin Michel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Flammarion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Seuil</text:p>
              </table:table-cell>
              <table:table-cell office:value-type="float" office:value="340">
                <text:p>3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